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omyślnaczcionkaakapitu"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fo:font-size="24pt" style:font-size-asian="24pt" style:font-size-complex="24pt"/>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fo:language="pl" fo:country="PL"/>
    </style:style>
    <style:style style:name="P15" style:parent-style-name="Standard" style:family="paragraph">
      <style:text-properties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font-weight="bold" style:font-weight-asian="bold" style:font-weight-complex="bold" fo:font-size="24pt" style:font-size-asian="24pt" style:font-size-complex="24pt" fo:language="pl" fo:country="PL"/>
    </style:style>
    <style:style style:name="P29" style:parent-style-name="Standard" style:family="paragraph">
      <style:text-properties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49" style:parent-style-name="Textbody" style:family="paragraph">
      <style:paragraph-properties fo:margin-bottom="0in" fo:line-height="135%"/>
      <style:text-properties fo:color="#000000" fo:font-size="11pt" style:font-size-asian="11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text-properties fo:language="pl" fo:country="PL"/>
    </style:style>
    <style:style style:name="P58" style:parent-style-name="Textbody" style:family="paragraph">
      <style:paragraph-properties fo:margin-bottom="0in" fo:line-height="135%"/>
      <style:text-properties fo:color="#000000" fo:font-size="11pt" style:font-size-asian="11pt"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3" style:parent-style-name="Textbody" style:family="paragraph">
      <style:paragraph-properties fo:margin-bottom="0in" fo:line-height="135%"/>
      <style:text-properties fo:color="#000000" fo:font-size="11pt" style:font-size-asian="11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text-properties fo:language="pl" fo:country="PL"/>
    </style:style>
    <style:style style:name="P70"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1" style:parent-style-name="Textbody" style:family="paragraph">
      <style:paragraph-properties fo:margin-bottom="0in" fo:line-height="135%"/>
      <style:text-properties fo:color="#000000" fo:font-size="11pt" style:font-size-asian="11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T77"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Use ++iterator – it’s faster.<text:s/></text:p>
      <text:p text:style-name="Standard">-Put “const &amp;” everywhere.</text:p>
      <text:p text:style-name="Standard">-Remove ancestor::createButton method - it's useless.</text:p>
      <text:p text:style-name="Standard">-Try unorganised_list for password-function connection in editableText module.</text:p>
      <text:p text:style-name="Standard">-Divide drawing on cameras to threads.</text:p>
      <text:p text:style-name="Standard"/>
      <text:p text:style-name="Standard"><text:span text:style-name="T3">TODO</text:span></text:p>
      <text:p text:style-name="Standard">-“Error [VariableModule]: You can't access boolean variable.</text:p>
      <text:p text:style-name="Standard">Error: In: control: attribute 'set_id' does not exist.”</text:p>
      <text:p text:style-name="Standard">-Add “print” instruction - logging system with filters and colors.</text:p>
      <text:p text:style-name="Standard">-Remove createObject functions from main.</text:p>
      <text:p text:style-name="Standard">-Go through every module and ask the question: can events modify everything?<text:s/></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4">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soft-page-break/>
      <text:p text:style-name="Standard">-<text:span text:style-name="T5">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Make editableTextModule edit eventModule</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chain move (vector based move)</text:p>
      <text:p text:style-name="Standard">-Add horizontal dash move to movement</text:p>
      <text:p text:style-name="Standard">-Add friction from objects that are under moving objects</text:p>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P6"/>
      <text:p text:style-name="P7"/>
      <text:p text:style-name="P8"/>
      <text:p text:style-name="P9">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0">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p text:style-name="Standard">-Galaxian</text:p>
      <text:p text:style-name="Standard">-Asteroids</text:p>
      <text:p text:style-name="Standard"/>
      <text:p text:style-name="P11"/>
      <text:p text:style-name="P12">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3">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soft-page-break/>
      <text:p text:style-name="P14">Concept</text:p>
      <text:p text:style-name="P15">-zbuduj super prosty silnik/edytor do gier i programów (może z bloczkami?), który pozwala robić proste gry i programy bardzo bardzo szybko</text:p>
      <text:p text:style-name="P16">-dodaj możliwość pisania skryptów w c++ (kompilator tutaj potrzebny) lub w uproszczonej lub zjebanej wersji c++</text:p>
      <text:p text:style-name="P17">-dodaj generowanie proceduralne</text:p>
      <text:p text:style-name="P18">-dodaj suwaczki</text:p>
      <text:p text:style-name="P19">-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0">-jest jeden edytor i może być kilka otwartych gier, gra nie może być zamknięta, gdy okno edytora jest aktywne</text:p>
      <text:p text:style-name="P21"/>
      <text:p text:style-name="P22"/>
      <text:p text:style-name="P23"/>
      <text:p text:style-name="P24"/>
      <text:p text:style-name="P25"/>
      <text:p text:style-name="P26"/>
      <text:p text:style-name="P27"/>
      <text:p text:style-name="P28">PLAN</text:p>
      <text:p text:style-name="P29">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0">2) Dodaj: proste obiekty z różnymi parametrami, tekst, przyciski.</text:p>
      <text:p text:style-name="P31">3) Dodaj wzorce projektowe (każdy ma ograniczony interfejs i strukturę tak, aby można było robić wybraną grę</text:p>
      <text:p text:style-name="P32">szybko i efektywnie, bez udziwnień):</text:p>
      <text:p text:style-name="P33">-platformówka (poruszanine się w czterech kierunkach z grawitacją);</text:p>
      <text:p text:style-name="P34">-tekstówka rpg (edytor tekstowy lub przyciski dialogowo-akcyjne)</text:p>
      <text:p text:style-name="P35">-space shooter (ciągłe poruszanie się w górę lub w prawo, manewrowanie i strzelanie, zero fizyki);</text:p>
      <text:p text:style-name="P36">-rpg (poruszanie się w czterech kierunkach bez grawitacji lub przy pomocy myszki, statyczne walki kilka postaci</text:p>
      <text:p text:style-name="P37">na kilka postaci);</text:p>
      <text:p text:style-name="P38">-strategia turowa (heros 3 albo king's bounty na antydepresantach) (poruszanie się myszką, walki turowe na szachownicy kwadratowej lub hexagonalnej);</text:p>
      <text:p text:style-name="P39"/>
      <text:p text:style-name="Standard">6) kilka warstw (menu, settings, game loop)</text:p>
      <text:p text:style-name="Standard"/>
      <text:p text:style-name="P40">x) zrób program A, który: umożliwia stworzenie aplikacji okienkowej B i wyeksportowanie jej do osobnego</text:p>
      <text:p text:style-name="P41">pliku exe (Na początku program A ma przetwarzać input użytkownika na plik z kodem c++, który można</text:p>
      <text:p text:style-name="P42">otworzyć w code blocks i przemienić w plik exe. Potem trzeba zautomatyzować ten proces.)</text:p>
      <text:p text:style-name="P43"/>
      <text:p text:style-name="P44"/>
      <text:p text:style-name="P45"/>
      <text:p text:style-name="P46"/>
      <text:p text:style-name="P47"/>
      <text:p text:style-name="P48"><text:bookmark-start text:name="docs-internal-guid-855d5b62-7fff-d206-a5"/><text:bookmark-end text:name="docs-internal-guid-855d5b62-7fff-d206-a5"/>Platformer:</text:p>
      <text:p text:style-name="P49">Edytor:</text:p>
      <text:p text:style-name="P50">-dodaj nową mapę</text:p>
      <text:p text:style-name="P51">-dodaj/usuń teksturę/animację do edytora</text:p>
      <text:p text:style-name="P52">-dodaj/usuń nowy obiekt (nazwa, obiekt stały/wizualny/przeciwnik, warstwa (0 to gracza, ujemne to za graczem, dodatnie to przed graczem), tekstura/animacja, skala, rotacja, typ poruszania się (współrzędne), interakcja (modyfikacja zmiennej, dymek z informacją))</text:p>
      <text:p text:style-name="P53">-edytuj obiekt</text:p>
      <text:p text:style-name="P54">-edytuj gracza/graczy</text:p>
      <text:p text:style-name="P55">-dodaj/usuń zmienną odpowiedzialną za statystyki (życie) i zbieranie przedmiotów</text:p>
      <text:p text:style-name="P56">-wybierz warunek zakończenia mapy (brak, dojście do punktu, osiągnięcie wartości zmiennej)</text:p>
      <text:p text:style-name="P57"/>
      <text:p text:style-name="P58">Gra:</text:p>
      <text:p text:style-name="P59">-wybór mapy</text:p>
      <text:p text:style-name="P60">-odblokowywanie map</text:p>
      <text:p text:style-name="P61"/>
      <text:p text:style-name="P62">Space shooter</text:p>
      <text:p text:style-name="P63">Edytor:</text:p>
      <text:p text:style-name="P64">-dodaj/edytuj mapę, które będą się kopiować</text:p>
      <text:p text:style-name="P65">-dodaj/edytuj statek (pojedyncze części, tekstury, typ ruchu)</text:p>
      <text:p text:style-name="P66">-edytuj scenariusz (lista spawnowanych/usuwanych statków/meteorów/obiektów)</text:p>
      <text:p text:style-name="P67">-dodaj/edytuj typ pocisku / ulepszenie</text:p>
      <text:p text:style-name="P68">-wybierz warunek zakończenia mapy (brak, dojście do współrzędnej na jednej osi, pokonanie bossa, osiągnięcie wartości zmiennej)</text:p>
      <text:p text:style-name="P69"/>
      <text:p text:style-name="P70">Tekstówka:</text:p>
      <text:p text:style-name="P71">Edytor:</text:p>
      <text:p text:style-name="P72">-jedna mapa abstrakcyjna</text:p>
      <text:p text:style-name="P73">-dodawanie lokacji jako bloczków</text:p>
      <text:p text:style-name="P74">-dodawanie npc do lokacji</text:p>
      <text:p text:style-name="P75">-edytowanie gracza i npc (dialogi, statystyki, lista z wyposażeniem, relacje)</text:p>
      <text:p text:style-name="P76">-dodawanie interakcji z otoczeniem (podnoszenie przedmiotów, aktywacja zdarzenia)<text:line-break/></text:p>
      <text:p text:style-name="Textbody"><text:span text:style-name="T77"><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4T23:12:00Z</meta:creation-date>
    <dc:date>2023-10-10T21:46:00Z</dc:date>
    <meta:template xlink:href="Normal.dotm" xlink:type="simple"/>
    <meta:editing-cycles>659</meta:editing-cycles>
    <meta:editing-duration>PT1138500S</meta:editing-duration>
    <meta:document-statistic meta:page-count="5" meta:paragraph-count="22" meta:word-count="1690" meta:character-count="11301" meta:row-count="80" meta:non-whitespace-character-count="9633"/>
  </office:meta>
</office:document-meta>
</file>